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-color="#ff630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8.89cm" svg:height="1.27cm" svg:x="1cm" svg:y="15.605cm">
          <text:p text:style-name="P1">Mo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05cm" svg:height="1.27cm" svg:x="9.985cm" svg:y="15.605cm">
          <text:p text:style-name="P1">GTK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9.59cm" svg:height="1.27cm" svg:x="1cm" svg:y="13.7cm">
          <text:p text:style-name="P1">GTK#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2.065cm" svg:x="1cm" svg:y="1cm">
          <text:p text:style-name="P1">Tombo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9cm" svg:height="9.525cm" svg:x="11.16cm" svg:y="2.905cm">
          <text:p text:style-name="P1">Addins</text:p>
          <text:p text:style-name="P1"/>
          <text:p text:style-name="P1"/>
          <text:p text:style-name="P1"/>
          <text:p text:style-name="P1">Tomboy Default Addins</text:p>
          <text:p text:style-name="P1"/>
          <text:p text:style-name="P1"/>
          <text:p text:style-name="P1"/>
          <text:p text:style-name="P1"/>
          <text:p text:style-name="P1">...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6" draw:layer="layout" svg:width="7.62cm" svg:height="1.27cm" svg:x="11.795cm" svg:y="4.175cm">
          <text:p text:style-name="P1">Task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8.255cm" svg:height="1.905cm" svg:x="2.27cm" svg:y="2.905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27cm" svg:x="11.795cm" svg:y="6.715cm">
          <text:p text:style-name="P1">Backlin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62cm" svg:height="1.27cm" svg:x="11.795cm" svg:y="7.985cm">
          <text:p text:style-name="P1">Export to 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8.255cm" svg:height="1.905cm" svg:x="2.271cm" svg:y="5.446cm">
          <text:p text:style-name="P1">Note Writer UI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8.255cm" svg:height="1.905cm" svg:x="2.27cm" svg:y="7.985cm">
          <text:p text:style-name="P1">Note Browser UI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255cm" svg:height="1.905cm" svg:x="2.27cm" svg:y="10.525cm">
          <text:p text:style-name="P1">Persistence Manag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27cm" svg:y1="8.937cm" svg:x2="2.27cm" svg:y2="3.857cm" draw:start-shape="id1" draw:start-glue-point="3" draw:end-shape="id2" draw:end-glue-point="3" svg:d="m2270 8937h-502v-5080h502">
          <text:p/>
        </draw:connector>
        <draw:connector draw:style-name="gr5" draw:text-style-name="P1" draw:layer="layout" svg:x1="6.398cm" svg:y1="5.446cm" svg:x2="6.397cm" svg:y2="4.81cm" draw:start-shape="id3" draw:start-glue-point="0" draw:end-shape="id2" draw:end-glue-point="2" svg:d="m6398 5446v-268h-1v-368">
          <text:p/>
        </draw:connector>
        <draw:connector draw:style-name="gr5" draw:text-style-name="P1" draw:layer="layout" svg:x1="2.27cm" svg:y1="11.477cm" svg:x2="2.27cm" svg:y2="3.857cm" draw:start-shape="id4" draw:start-glue-point="3" draw:end-shape="id2" svg:d="m2270 11477h-502v-7620h502">
          <text:p/>
        </draw:connector>
        <draw:connector draw:style-name="gr5" draw:text-style-name="P1" draw:layer="layout" svg:x1="6.397cm" svg:y1="12.43cm" svg:x2="5.445cm" svg:y2="15.605cm" draw:start-shape="id4" draw:start-glue-point="2" draw:end-shape="id5" svg:d="m6397 12430v1638h-952v1537">
          <text:p/>
        </draw:connector>
        <draw:connector draw:style-name="gr5" draw:text-style-name="P1" draw:layer="layout" svg:x1="11.795cm" svg:y1="4.81cm" svg:x2="10.525cm" svg:y2="3.857cm" draw:start-shape="id6" draw:start-glue-point="3" draw:end-shape="id2" draw:end-glue-point="1" svg:d="m11795 4810h-584v-953h-686">
          <text:p/>
        </draw:connector>
        <draw:connector draw:style-name="gr5" draw:text-style-name="P1" draw:layer="layout" svg:x1="11.795cm" svg:y1="4.81cm" svg:x2="10.526cm" svg:y2="6.398cm" draw:start-shape="id6" draw:start-glue-point="3" draw:end-shape="id3" draw:end-glue-point="1" svg:d="m11795 4810h-584v1588h-685">
          <text:p/>
        </draw:connector>
        <draw:connector draw:style-name="gr5" draw:text-style-name="P1" draw:layer="layout" svg:x1="11.795cm" svg:y1="4.81cm" svg:x2="10.525cm" svg:y2="8.937cm" draw:start-shape="id6" draw:start-glue-point="3" draw:end-shape="id1" draw:end-glue-point="1" svg:d="m11795 4810h-584v4127h-686">
          <text:p/>
        </draw:connector>
        <draw:connector draw:style-name="gr5" draw:text-style-name="P1" draw:layer="layout" svg:x1="11.795cm" svg:y1="4.81cm" svg:x2="10.525cm" svg:y2="11.477cm" draw:start-shape="id6" draw:start-glue-point="3" draw:end-shape="id4" draw:end-glue-point="1" svg:d="m11795 4810h-584v6667h-686">
          <text:p/>
        </draw:connector>
        <draw:connector draw:style-name="gr5" draw:text-style-name="P1" draw:layer="layout" svg:x1="19.415cm" svg:y1="4.81cm" svg:x2="20.59cm" svg:y2="14.335cm" draw:start-shape="id6" draw:start-glue-point="1" draw:end-shape="id7" svg:d="m19415 4810h1778v9525h-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3ca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visible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Zellweger</meta:initial-creator>
    <meta:creation-date>2010-04-09T15:29:40</meta:creation-date>
    <dc:date>2010-04-13T15:11:23</dc:date>
    <dc:creator>Gerd Zellweger</dc:creator>
    <meta:editing-duration>PT00H14M53S</meta:editing-duration>
    <meta:editing-cycles>4</meta:editing-cycles>
    <meta:generator>OpenOffice.org/3.2$Unix OpenOffice.org_project/320m12$Build-9483</meta:generator>
    <meta:document-statistic meta:object-count="21"/>
  </office:meta>
</office:document-meta>
</file>